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Preformatted_20_Text">
      <style:text-properties officeooo:rsid="00172272" officeooo:paragraph-rsid="00172272"/>
    </style:style>
    <style:style style:name="P2" style:family="paragraph" style:parent-style-name="Preformatted_20_Text">
      <style:text-properties officeooo:rsid="00184ec9" officeooo:paragraph-rsid="00184ec9"/>
    </style:style>
    <style:style style:name="P3" style:family="paragraph" style:parent-style-name="Preformatted_20_Text">
      <style:text-properties fo:font-weight="bold" officeooo:rsid="00184ec9" officeooo:paragraph-rsid="00184ec9" style:font-weight-asian="bold" style:font-weight-complex="bold"/>
    </style:style>
    <style:style style:name="P4" style:family="paragraph" style:parent-style-name="Preformatted_20_Text">
      <style:text-properties fo:font-weight="bold" officeooo:rsid="00184ec9" officeooo:paragraph-rsid="0018f3f5" style:font-weight-asian="bold" style:font-weight-complex="bold"/>
    </style:style>
    <style:style style:name="P5" style:family="paragraph" style:parent-style-name="Preformatted_20_Text">
      <style:text-properties fo:font-weight="bold" officeooo:rsid="00172272" officeooo:paragraph-rsid="00172272" style:font-weight-asian="bold" style:font-weight-complex="bold"/>
    </style:style>
    <style:style style:name="P6" style:family="paragraph" style:parent-style-name="Preformatted_20_Text">
      <style:text-properties fo:font-weight="bold" officeooo:rsid="00186aa0" officeooo:paragraph-rsid="00186aa0" style:font-weight-asian="bold" style:font-weight-complex="bold"/>
    </style:style>
    <style:style style:name="P7" style:family="paragraph" style:parent-style-name="Preformatted_20_Text">
      <style:text-properties fo:font-weight="bold" officeooo:rsid="0018f3f5" officeooo:paragraph-rsid="0018f3f5" style:font-weight-asian="bold" style:font-weight-complex="bold"/>
    </style:style>
    <style:style style:name="P8" style:family="paragraph" style:parent-style-name="Preformatted_20_Text">
      <style:text-properties fo:font-weight="bold" officeooo:rsid="0018ff87" officeooo:paragraph-rsid="0018ff87" style:font-weight-asian="bold" style:font-weight-complex="bold"/>
    </style:style>
    <style:style style:name="P9" style:family="paragraph" style:parent-style-name="Preformatted_20_Text">
      <style:text-properties officeooo:rsid="00186aa0" officeooo:paragraph-rsid="00186aa0"/>
    </style:style>
    <style:style style:name="P10" style:family="paragraph" style:parent-style-name="Preformatted_20_Text">
      <style:text-properties fo:font-weight="normal" officeooo:rsid="0018ff87" officeooo:paragraph-rsid="0018ff87" style:font-weight-asian="normal" style:font-weight-complex="normal"/>
    </style:style>
    <style:style style:name="P11" style:family="paragraph" style:parent-style-name="Preformatted_20_Text">
      <style:text-properties fo:font-weight="normal" officeooo:rsid="0018ff87" officeooo:paragraph-rsid="001a3a17" style:font-weight-asian="normal" style:font-weight-complex="normal"/>
    </style:style>
    <style:style style:name="P12" style:family="paragraph" style:parent-style-name="Preformatted_20_Text">
      <style:text-properties fo:font-weight="normal" officeooo:rsid="001a3a17" officeooo:paragraph-rsid="001a3a17" style:font-weight-asian="normal" style:font-weight-complex="normal"/>
    </style:style>
    <style:style style:name="P13" style:family="paragraph" style:parent-style-name="Preformatted_20_Text">
      <style:text-properties style:text-underline-style="solid" style:text-underline-width="auto" style:text-underline-color="font-color" fo:font-weight="normal" officeooo:rsid="0018ff87" officeooo:paragraph-rsid="0018ff87" style:font-weight-asian="normal" style:font-weight-complex="normal"/>
    </style:style>
    <style:style style:name="T1" style:family="text">
      <style:text-properties officeooo:rsid="00184ec9"/>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weight="normal" officeooo:rsid="00186aa0" style:font-weight-asian="normal" style:font-weight-complex="normal"/>
    </style:style>
    <style:style style:name="T5" style:family="text">
      <style:text-properties fo:font-weight="normal" officeooo:rsid="0018f3f5" style:font-weight-asian="normal" style:font-weight-complex="normal"/>
    </style:style>
    <style:style style:name="T6" style:family="text">
      <style:text-properties fo:font-weight="normal" officeooo:rsid="0018ff87" style:font-weight-asian="normal" style:font-weight-complex="normal"/>
    </style:style>
    <style:style style:name="T7" style:family="text">
      <style:text-properties officeooo:rsid="00186aa0"/>
    </style:style>
    <style:style style:name="T8" style:family="text">
      <style:text-properties officeooo:rsid="001a3a1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he diagram for the contact db contains 22 tables. </text:p>
      <text:p text:style-name="P1"/>
      <text:p text:style-name="P1">There is a big number of mapping tables addressing many-many relations.</text:p>
      <text:p text:style-name="P1"/>
      <text:p text:style-name="P1">Abstraction seems to be high in an attempt to prevent big db restructures even when new features need to be added in future following business evolution or more fields need to be kept/added/used by data analysts or data scientists :)</text:p>
      <text:p text:style-name="P1"/>
      <text:p text:style-name="P2">All tables should have IsDeleted field, since we do not delete data. We keep it for big data specialists or reference or audits or beacause we do not want to lose anything :)</text:p>
      <text:p text:style-name="P1"/>
      <text:p text:style-name="P1">The following tables have been created : </text:p>
      <text:p text:style-name="P1"/>
      <text:p text:style-name="P1">PhoneTypes</text:p>
      <text:p text:style-name="P1">Phone</text:p>
      <text:p text:style-name="P1">Phone_PhoneTypes</text:p>
      <text:p text:style-name="P1">Person</text:p>
      <text:p text:style-name="P1">Address</text:p>
      <text:p text:style-name="P1">Person_Address</text:p>
      <text:p text:style-name="P1">Company</text:p>
      <text:p text:style-name="P1">Person_Company</text:p>
      <text:p text:style-name="P1">Image</text:p>
      <text:p text:style-name="P1">Image_Type</text:p>
      <text:p text:style-name="P1">Image_ImageType</text:p>
      <text:p text:style-name="P1">Contact</text:p>
      <text:p text:style-name="P1">Comments</text:p>
      <text:p text:style-name="P1">AddressTypes_Digital</text:p>
      <text:p text:style-name="P1">Address_Types</text:p>
      <text:p text:style-name="P1">AddressTypes_Physical</text:p>
      <text:p text:style-name="P1">Social_Networks</text:p>
      <text:p text:style-name="P1">SocualNetworkType</text:p>
      <text:p text:style-name="P1">Social_Network_Network_Type</text:p>
      <text:p text:style-name="P1">Instant_Messengers</text:p>
      <text:p text:style-name="P1">Instant_Messengers_IMTypes</text:p>
      <text:p text:style-name="P1">IM_Types</text:p>
      <text:p text:style-name="P1"/>
      <text:p text:style-name="P1">/note: above table names may contain a few typos as have been re-typed by hand/</text:p>
      <text:p text:style-name="P5"/>
      <text:p text:style-name="P1"><text:span text:style-name="T2">Contact:</text:span> </text:p>
      <text:p text:style-name="P1"><text:tab/>This table contains 1 FK(Person_Contact) and is being referred by <text:span text:style-name="T1">5 Fks.</text:span></text:p>
      <text:p text:style-name="P1"/>
      <text:p text:style-name="P3">Comments:</text:p>
      <text:p text:style-name="P2"><text:tab/>This table keeps some data for the contact objects like working time. Refers only the Contact table. Referred by noone. One contact may have many comments or pieces of information tied to it.</text:p>
      <text:p text:style-name="P2"/>
      <text:p text:style-name="P3">Image_ImageType:</text:p>
      <text:p text:style-name="P2"><text:tab/>Mapping table serving many to many bw Contact table and ImageType and Image. One contact may have many Images and those images may have many categories like profile pics, badge pics etc.</text:p>
      <text:p text:style-name="P2"/>
      <text:p text:style-name="P3">AddressTypes_Physical: </text:p>
      <text:p text:style-name="P2"><text:tab/>Various fileds/address are available for a single object. All those are physical. </text:p>
      <text:p text:style-name="P2"/>
      <text:p text:style-name="P3">AddressTypes_Digital:</text:p>
      <text:p text:style-name="P2"><text:tab/>One object has many digital addresses. This table will grow a lot in future due the technologies advancements in the sector/any sector :)/ </text:p>
      <text:p text:style-name="P2">We have here the URL address and the email address. Note we assume there is only one email address. <text:span text:style-name="T7">Note email functionality may be abstracted to a db.</text:span> <text:span text:style-name="T7">We need further discussions on the email clients supported and whether we need to keep track of it and map it to supported email protocols. Also we need to plan for how many contact objects would have access and respond from an email account. It </text:span><text:soft-page-break/><text:span text:style-name="T7">would be somewhat normal to have numerous people answering the same account e.g. startups, call centers, support. </text:span></text:p>
      <text:p text:style-name="P2"/>
      <text:p text:style-name="P6">Address_Type:</text:p>
      <text:p text:style-name="P9"><text:tab/><text:span text:style-name="T3">This is a mapping table for the physical and digital addresses.</text:span></text:p>
      <text:p text:style-name="P2"/>
      <text:p text:style-name="P4">Address: </text:p>
      <text:p text:style-name="P4"><text:span text:style-name="T5"><text:tab/>Mapping table. </text:span><text:span text:style-name="T3">We have the most complex </text:span><text:span text:style-name="T4">logic</text:span><text:span text:style-name="T3"> here. One contact may have many addresses.</text:span></text:p>
      <text:p text:style-name="P3"><text:span text:style-name="T3"><text:tab/></text:span><text:span text:style-name="T4">One person</text:span><text:span text:style-name="T5">(from Person table)</text:span><text:span text:style-name="T4"> may have many addresses and those addresses may be of various types(digital/physical). Therefore we have many to one to the object contact. </text:span></text:p>
      <text:p text:style-name="P3"/>
      <text:p text:style-name="P7"><text:span text:style-name="T7">I</text:span>nstantMessengers_IMTypes:<text:span text:style-name="T3"> </text:span></text:p>
      <text:p text:style-name="P7"><text:span text:style-name="T3"><text:tab/>Mapping Table. One contact may have multiple IM and having every business and every group using diff messengers, we need to have the IM with diff purpose/type.</text:span></text:p>
      <text:p text:style-name="P6"/>
      <text:p text:style-name="P7">Instant_Messengers:</text:p>
      <text:p text:style-name="P7"><text:span text:style-name="T3"><text:tab/>Apart from the obvious many-one provded to the contact via <text:tab/>a mapping table, we have the relation with Social Networks. Many Spcoal networks offer their own messenger(i.e. Facebook, GooglePlus) but some use well established messengers like Slack or Skype. </text:span></text:p>
      <text:p text:style-name="P7"/>
      <text:p text:style-name="P7">SocialNetwork_Network_Type:<text:span text:style-name="T3"> </text:span></text:p>
      <text:p text:style-name="P7"><text:span text:style-name="T3"><text:tab/>Mapping table allowing for a contact to have many </text:span><text:span text:style-name="T6">social networks of many types(personal/work/club etc)</text:span></text:p>
      <text:p text:style-name="P7"><text:span text:style-name="T6"><text:tab/></text:span></text:p>
      <text:p text:style-name="P8">Person_Company:</text:p>
      <text:p text:style-name="P8"><text:span text:style-name="T3"><text:tab/>Mapping table allowing for every person(in Person table) from a company(from Comany tablr) to have various types of phone numbers.</text:span></text:p>
      <text:p text:style-name="P10">In our model the company the person is working with handles the issue of phone nums. We are a very company centric company :)</text:p>
      <text:p text:style-name="P10"/>
      <text:p text:style-name="P10">Other tables seem to not need an explanation.</text:p>
      <text:p text:style-name="P10"/>
      <text:p text:style-name="P10"/>
      <text:p text:style-name="P13">Known issues/Bugs:</text:p>
      <text:p text:style-name="P10">1. <text:span text:style-name="T8">[Bug-minor]</text:span>Company table has a typo in name:</text:p>
      <text:p text:style-name="P11">2. <text:span text:style-name="T8">[Bug-minor]</text:span>Company table field Company_Name has a typo in name</text:p>
      <text:p text:style-name="P11">3. <text:span text:style-name="T8">[Bug-medium]</text:span>Phone table need to have IsDeleted field added</text:p>
      <text:p text:style-name="P11">4. <text:span text:style-name="T8">[Bug-minor]Contact and Company and IM_Types tables have IsDeleted field with wrong type. Need to alsoe check all toehr tables for wrong types.</text:span></text:p>
      <text:p text:style-name="P12">5. [Feature] Person table may need to have a many-one with Phone_PhoneType for easier query acess. - need more time.</text:p>
      <text:p text:style-name="P12">6. [Enhancement] Email db architecture – need more info.</text:p>
      <text:p text:style-name="P12">7. [Bug-medium]PhoneTypes has a Phone field. Probably a To be removed. Check documentation for the other filed names in this table. </text:p>
      <text:p text:style-name="P10"><text:s/></text:p>
      <text:p text:style-name="P8"><text:span text:style-name="T3"/></text:p>
      <text:p text:style-name="P2"/>
      <text:p text:style-name="P2"/>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6-12-07T13:12:26.189995359</dc:date>
    <meta:document-statistic meta:table-count="0" meta:image-count="0" meta:object-count="0" meta:page-count="2" meta:paragraph-count="64" meta:word-count="636" meta:character-count="4102" meta:non-whitespace-character-count="3499"/>
    <meta:generator>LibreOffice/4.2.8.2$Linux_X86_64 LibreOffice_project/420m0$Build-2</meta:generator>
  </office:meta>
</office:document-meta>
</file>